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4000003C1A8755032FB747B39.png" manifest:media-type="image/png"/>
  <manifest:file-entry manifest:full-path="Pictures/100002010000014400000065010598E482571DD9.png" manifest:media-type="image/png"/>
  <manifest:file-entry manifest:full-path="Pictures/1000020100000144000000B1DD56155ED89957FA.png" manifest:media-type="image/png"/>
  <manifest:file-entry manifest:full-path="Pictures/10000201000003CA00000408C4E0043F392DEB5D.png" manifest:media-type="image/png"/>
  <manifest:file-entry manifest:full-path="Pictures/1000020100000392000001B895924CBF1BC0D4F4.png" manifest:media-type="image/png"/>
  <manifest:file-entry manifest:full-path="Pictures/10000201000003B70000033F199246A5C8F15F8A.png" manifest:media-type="image/png"/>
  <manifest:file-entry manifest:full-path="Pictures/10000201000003CB000004022B519EDD19CA9288.png" manifest:media-type="image/png"/>
  <manifest:file-entry manifest:full-path="Pictures/100002010000029E00000198FB4ED3B946188D1C.png" manifest:media-type="image/png"/>
  <manifest:file-entry manifest:full-path="Pictures/1000020100000320000000FF47B350CBD1836DFC.png" manifest:media-type="image/png"/>
  <manifest:file-entry manifest:full-path="Pictures/10000201000001AE0000010848A7831DA287E946.png" manifest:media-type="image/png"/>
  <manifest:file-entry manifest:full-path="Pictures/10000201000002FD000000F080D4B5FA63159EF8.png" manifest:media-type="image/png"/>
  <manifest:file-entry manifest:full-path="Pictures/100002010000015E000000624F16697D84E8568B.png" manifest:media-type="image/png"/>
  <manifest:file-entry manifest:full-path="Pictures/100002010000023A0000022F30575B9D7FFCB28B.png" manifest:media-type="image/png"/>
  <manifest:file-entry manifest:full-path="Pictures/10000201000003A90000035FA8854C22F08C18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Kép1" text:anchor-type="char" svg:x="-0.988cm" svg:y="-0.758cm" svg:width="17cm" svg:height="16.947cm" draw:z-index="0"><draw:image xlink:href="Pictures/10000201000003C4000003C1A8755032FB747B39.png" xlink:type="simple" xlink:show="embed" xlink:actuate="onLoad" draw:mime-type="image/png"/></draw:frame><draw:frame draw:style-name="fr2" draw:name="Kép2" text:anchor-type="char" svg:x="-0.988cm" svg:y="16.54cm" svg:width="12.014cm" svg:height="6.563cm" draw:z-index="1"><draw:image xlink:href="Pictures/1000020100000144000000B1DD56155ED89957FA.png" xlink:type="simple" xlink:show="embed" xlink:actuate="onLoad" draw:mime-type="image/png"/></draw:frame></text:p>
      <text:p text:style-name="Standard"/>
      <text:p text:style-name="P1"><draw:frame draw:style-name="fr2" draw:name="Kép3" text:anchor-type="char" svg:x="-1.012cm" svg:y="-1.057cm" svg:width="17cm" svg:height="18.085cm" draw:z-index="2"><draw:image xlink:href="Pictures/10000201000003CA00000408C4E0043F392DEB5D.png" xlink:type="simple" xlink:show="embed" xlink:actuate="onLoad" draw:mime-type="image/png"/></draw:frame><draw:frame draw:style-name="fr2" draw:name="Kép4" text:anchor-type="char" svg:x="-1.057cm" svg:y="17.625cm" svg:width="17cm" svg:height="8.183cm" draw:z-index="3"><draw:image xlink:href="Pictures/1000020100000392000001B895924CBF1BC0D4F4.png" xlink:type="simple" xlink:show="embed" xlink:actuate="onLoad" draw:mime-type="image/png"/></draw:frame></text:p>
      <text:p text:style-name="P1"><draw:frame draw:style-name="fr1" draw:name="Kép5" text:anchor-type="char" svg:width="17cm" svg:height="14.854cm" draw:z-index="4"><draw:image xlink:href="Pictures/10000201000003B70000033F199246A5C8F15F8A.png" xlink:type="simple" xlink:show="embed" xlink:actuate="onLoad" draw:mime-type="image/png"/></draw:frame></text:p>
      <text:p text:style-name="P1"><draw:frame draw:style-name="fr2" draw:name="Kép6" text:anchor-type="char" svg:x="0.071cm" svg:y="-1.36cm" svg:width="17cm" svg:height="17.962cm" draw:z-index="5"><draw:image xlink:href="Pictures/10000201000003CB000004022B519EDD19CA9288.png" xlink:type="simple" xlink:show="embed" xlink:actuate="onLoad" draw:mime-type="image/png"/></draw:frame><draw:frame draw:style-name="fr2" draw:name="Kép7" text:anchor-type="char" svg:x="0.122cm" svg:y="16.852cm" svg:width="8.573cm" svg:height="2.672cm" draw:z-index="6"><draw:image xlink:href="Pictures/100002010000014400000065010598E482571DD9.png" xlink:type="simple" xlink:show="embed" xlink:actuate="onLoad" draw:mime-type="image/png"/></draw:frame></text:p>
      <text:p text:style-name="P1"><draw:frame draw:style-name="fr2" draw:name="Kép8" text:anchor-type="char" svg:x="0cm" svg:y="-0.279cm" svg:width="17cm" svg:height="10.352cm" draw:z-index="7"><draw:image xlink:href="Pictures/100002010000029E00000198FB4ED3B946188D1C.png" xlink:type="simple" xlink:show="embed" xlink:actuate="onLoad" draw:mime-type="image/png"/></draw:frame><draw:frame draw:style-name="fr2" draw:name="Kép9" text:anchor-type="char" svg:x="0.071cm" svg:y="10.305cm" svg:width="17cm" svg:height="5.417cm" draw:z-index="8"><draw:image xlink:href="Pictures/1000020100000320000000FF47B350CBD1836DFC.png" xlink:type="simple" xlink:show="embed" xlink:actuate="onLoad" draw:mime-type="image/png"/></draw:frame><draw:frame draw:style-name="fr2" draw:name="Kép10" text:anchor-type="char" svg:x="-0.152cm" svg:y="15.882cm" svg:width="11.379cm" svg:height="6.985cm" draw:z-index="9"><draw:image xlink:href="Pictures/10000201000001AE0000010848A7831DA287E946.png" xlink:type="simple" xlink:show="embed" xlink:actuate="onLoad" draw:mime-type="image/png"/></draw:frame></text:p>
      <text:p text:style-name="P1"><draw:frame draw:style-name="fr2" draw:name="Kép11" text:anchor-type="char" svg:x="-0.162cm" svg:y="-0.041cm" svg:width="17cm" svg:height="5.332cm" draw:z-index="10"><draw:image xlink:href="Pictures/10000201000002FD000000F080D4B5FA63159EF8.png" xlink:type="simple" xlink:show="embed" xlink:actuate="onLoad" draw:mime-type="image/png"/></draw:frame><draw:frame draw:style-name="fr2" draw:name="Kép12" text:anchor-type="char" svg:x="-0.104cm" svg:y="5.851cm" svg:width="9.26cm" svg:height="2.593cm" draw:z-index="11"><draw:image xlink:href="Pictures/100002010000015E000000624F16697D84E8568B.png" xlink:type="simple" xlink:show="embed" xlink:actuate="onLoad" draw:mime-type="image/png"/></draw:frame><draw:frame draw:style-name="fr2" draw:name="Kép13" text:anchor-type="char" svg:x="-0.24cm" svg:y="8.744cm" svg:width="15.083cm" svg:height="14.792cm" draw:z-index="12"><draw:image xlink:href="Pictures/100002010000023A0000022F30575B9D7FFCB28B.png" xlink:type="simple" xlink:show="embed" xlink:actuate="onLoad" draw:mime-type="image/png"/></draw:frame></text:p>
      <text:p text:style-name="P1"><draw:frame draw:style-name="fr1" draw:name="Kép14" text:anchor-type="char" svg:width="17cm" svg:height="15.656cm" draw:z-index="13"><draw:image xlink:href="Pictures/10000201000003A90000035FA8854C22F08C18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8T17:26:30.292000000</dc:date>
    <meta:editing-duration>PT4M48S</meta:editing-duration>
    <meta:editing-cycles>1</meta:editing-cycles>
    <meta:document-statistic meta:table-count="0" meta:image-count="14" meta:object-count="0" meta:page-count="7" meta:paragraph-count="0" meta:word-count="0" meta:character-count="0" meta:non-whitespace-character-count="0"/>
    <meta:generator>LibreOffice/7.1.4.2$Windows_X86_64 LibreOffice_project/a529a4fab45b75fefc5b6226684193eb000654f6</meta:generator>
  </office:meta>
</office:document-meta>
</file>